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Normal_5f_NOMBRES_20__28_simples_20_y_20_exactos_20_de_20_toda_20_España_20_y_20_exactos_20_por_20_Provincia_20_de_20_Residencia_29_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c.c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juan francisco</text:p>
          </table:table-cell>
          <table:table-cell office:value-type="string" calcext:value-type="string">
            <text:p>flores</text:p>
          </table:table-cell>
          <table:table-cell office:value-type="float" office:value="1069750857" calcext:value-type="float">
            <text:p>1069750857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flores</text:p>
          </table:table-cell>
          <table:table-cell office:value-type="float" office:value="1069750858" calcext:value-type="float">
            <text:p>1069750858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flores</text:p>
          </table:table-cell>
          <table:table-cell office:value-type="float" office:value="1069750859" calcext:value-type="float">
            <text:p>1069750859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jose carlos</text:p>
          </table:table-cell>
          <table:table-cell office:value-type="string" calcext:value-type="string">
            <text:p>flores</text:p>
          </table:table-cell>
          <table:table-cell office:value-type="float" office:value="1069750860" calcext:value-type="float">
            <text:p>1069750860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josep</text:p>
          </table:table-cell>
          <table:table-cell office:value-type="string" calcext:value-type="string">
            <text:p>flores</text:p>
          </table:table-cell>
          <table:table-cell office:value-type="float" office:value="1069750861" calcext:value-type="float">
            <text:p>1069750861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flores</text:p>
          </table:table-cell>
          <table:table-cell office:value-type="float" office:value="1069750862" calcext:value-type="float">
            <text:p>1069750862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flores</text:p>
          </table:table-cell>
          <table:table-cell office:value-type="float" office:value="1069750863" calcext:value-type="float">
            <text:p>1069750863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flores</text:p>
          </table:table-cell>
          <table:table-cell office:value-type="float" office:value="1069750864" calcext:value-type="float">
            <text:p>1069750864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flores</text:p>
          </table:table-cell>
          <table:table-cell office:value-type="float" office:value="1069750865" calcext:value-type="float">
            <text:p>1069750865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flores</text:p>
          </table:table-cell>
          <table:table-cell office:value-type="float" office:value="1069750866" calcext:value-type="float">
            <text:p>1069750866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flores</text:p>
          </table:table-cell>
          <table:table-cell office:value-type="float" office:value="1069750867" calcext:value-type="float">
            <text:p>1069750867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flores</text:p>
          </table:table-cell>
          <table:table-cell office:value-type="float" office:value="1069750868" calcext:value-type="float">
            <text:p>1069750868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victor manuel</text:p>
          </table:table-cell>
          <table:table-cell office:value-type="string" calcext:value-type="string">
            <text:p>flores</text:p>
          </table:table-cell>
          <table:table-cell office:value-type="float" office:value="1069750869" calcext:value-type="float">
            <text:p>1069750869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flores</text:p>
          </table:table-cell>
          <table:table-cell office:value-type="float" office:value="1069750870" calcext:value-type="float">
            <text:p>1069750870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jose ignacio</text:p>
          </table:table-cell>
          <table:table-cell office:value-type="string" calcext:value-type="string">
            <text:p>flores</text:p>
          </table:table-cell>
          <table:table-cell office:value-type="float" office:value="1069750871" calcext:value-type="float">
            <text:p>1069750871</text:p>
          </table:table-cell>
        </table:table-row>
        <table:table-row table:style-name="ro2">
          <table:table-cell office:value-type="string" calcext:value-type="string">
            <text:p>tolima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flores</text:p>
          </table:table-cell>
          <table:table-cell office:value-type="float" office:value="1069750872" calcext:value-type="float">
            <text:p>1069750872</text:p>
          </table:table-cell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4P2" style:volatile="true">
      <loext:text> </loext:text>
      <loext:fill-character> </loext:fill-character>
      <number:text>-   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7P0"/>
    </number:number-style>
    <number:number-style style:name="N148">
      <number:number number:decimal-places="1" loext:min-decimal-places="1" number:min-integer-digits="1" number:grouping="true"/>
    </number:number-style>
    <number:number-style style:name="N149">
      <number:text> </number:text>
      <number:number number:min-integer-digits="1"/>
      <number:text/>
    </number:number-style>
    <number:number-style style:name="N150">
      <number:number number:decimal-places="1" loext:min-decimal-places="1" number:min-integer-digits="1" number:grouping="true"/>
      <number:text> </number:text>
    </number:number-style>
    <number:number-style style:name="N151">
      <number:number number:decimal-places="1" loext:min-decimal-places="1" number:min-integer-digits="1" number:grouping="true"/>
      <number:text>  </number:text>
    </number:number-style>
    <number:number-style style:name="N152">
      <number:number number:decimal-places="0" loext:min-decimal-places="0" number:min-integer-digits="1" number:grouping="true"/>
      <number:text>  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5:31:50.822862795</meta:creation-date>
    <dc:date>2021-11-09T15:33:23.503078172</dc:date>
    <meta:editing-duration>PT1M32S</meta:editing-duration>
    <meta:editing-cycles>2</meta:editing-cycles>
    <meta:generator>LibreOffice/6.4.7.2$Linux_X86_64 LibreOffice_project/40$Build-2</meta:generator>
    <meta:document-statistic meta:table-count="1" meta:cell-count="68" meta:object-count="0"/>
  </office:meta>
</office:document-meta>
</file>